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Chapter 1: Diagram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presentation:style-name="pr4" draw:text-style-name="P1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7T11:17:50.826355914</meta:creation-date>
    <meta:editing-duration>PT36S</meta:editing-duration>
    <meta:editing-cycles>2</meta:editing-cycles>
    <meta:generator>LibreOffice/7.1.3.2$Linux_X86_64 LibreOffice_project/10$Build-2</meta:generator>
    <dc:title>Blue Curve</dc:title>
    <dc:date>2021-06-17T11:18:24.774981241</dc:date>
    <meta:document-statistic meta:object-count="42"/>
  </office:meta>
</office:document-meta>
</file>